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Google Sans Mono" svg:font-family="'Google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DejaVu Sans" fo:font-size="8pt" officeooo:rsid="0014e395" officeooo:paragraph-rsid="0014e395" style:font-size-asian="8pt" style:font-size-complex="8pt"/>
    </style:style>
    <style:style style:name="P2" style:family="paragraph" style:parent-style-name="Standard">
      <style:text-properties style:font-name="DejaVu Sans" fo:font-size="8pt" officeooo:rsid="0014aa43" officeooo:paragraph-rsid="0014aa43" style:font-size-asian="8pt" style:font-size-complex="8pt"/>
    </style:style>
    <style:style style:name="P3" style:family="paragraph" style:parent-style-name="Standard">
      <style:text-properties style:font-name="DejaVu Sans" fo:font-size="8pt" officeooo:paragraph-rsid="0014e395" style:font-size-asian="8pt" style:font-size-complex="8pt"/>
    </style:style>
    <style:style style:name="P4" style:family="paragraph" style:parent-style-name="Standard">
      <style:text-properties style:font-name="DejaVu Sans" fo:font-size="8pt" officeooo:rsid="001ddefb" officeooo:paragraph-rsid="001ddefb" style:font-size-asian="8pt" style:font-size-complex="8pt"/>
    </style:style>
    <style:style style:name="P5" style:family="paragraph" style:parent-style-name="Standard">
      <style:text-properties style:font-name="DejaVu Sans" fo:font-size="8pt" officeooo:rsid="001ddefb" officeooo:paragraph-rsid="001e3655" style:font-size-asian="8pt" style:font-size-complex="8pt"/>
    </style:style>
    <style:style style:name="P6" style:family="paragraph" style:parent-style-name="Standard">
      <style:text-properties style:font-name="DejaVu Sans" fo:font-size="8pt" officeooo:rsid="001fb340" officeooo:paragraph-rsid="001fb340" style:font-size-asian="8pt" style:font-size-complex="8pt"/>
    </style:style>
    <style:style style:name="P7" style:family="paragraph" style:parent-style-name="Standard">
      <style:paragraph-properties fo:text-align="center" style:justify-single-word="false"/>
      <style:text-properties style:font-name="DejaVu Sans" fo:font-size="8pt" style:text-underline-style="solid" style:text-underline-width="auto" style:text-underline-color="font-color" fo:font-weight="bold" officeooo:rsid="0014aa43" officeooo:paragraph-rsid="0014aa43" style:font-size-asian="8pt" style:font-weight-asian="bold" style:font-size-complex="8pt" style:font-weight-complex="bold"/>
    </style:style>
    <style:style style:name="P8" style:family="paragraph" style:parent-style-name="Standard">
      <style:text-properties style:font-name="DejaVu Sans" fo:font-size="8pt" style:text-underline-style="solid" style:text-underline-width="auto" style:text-underline-color="font-color" fo:font-weight="bold" officeooo:rsid="0014aa43" officeooo:paragraph-rsid="0014aa43" style:font-size-asian="8pt" style:font-weight-asian="bold" style:font-size-complex="8pt" style:font-weight-complex="bold"/>
    </style:style>
    <style:style style:name="P9" style:family="paragraph" style:parent-style-name="Standard">
      <style:text-properties style:font-name="DejaVu Sans" fo:font-size="8pt" style:text-underline-style="solid" style:text-underline-width="auto" style:text-underline-color="font-color" fo:font-weight="bold" officeooo:rsid="001ddefb" officeooo:paragraph-rsid="001ddefb" style:font-size-asian="8pt" style:font-weight-asian="bold" style:font-size-complex="8pt" style:font-weight-complex="bold"/>
    </style:style>
    <style:style style:name="P10" style:family="paragraph" style:parent-style-name="Standard">
      <style:text-properties style:font-name="DejaVu Sans" fo:font-size="8pt" style:text-underline-style="solid" style:text-underline-width="auto" style:text-underline-color="font-color" fo:font-weight="bold" officeooo:rsid="001fb340" officeooo:paragraph-rsid="001fb340" style:font-size-asian="8pt" style:font-weight-asian="bold" style:font-size-complex="8pt" style:font-weight-complex="bold"/>
    </style:style>
    <style:style style:name="P11" style:family="paragraph" style:parent-style-name="Standard">
      <style:text-properties style:font-name="DejaVu Sans" fo:font-size="8pt" officeooo:paragraph-rsid="001e3655"/>
    </style:style>
    <style:style style:name="P12" style:family="paragraph" style:parent-style-name="Standard">
      <style:text-properties fo:font-variant="normal" fo:text-transform="none" fo:color="#000000" loext:opacity="100%" style:font-name="DejaVu Sans" fo:font-size="8pt" fo:letter-spacing="normal" fo:font-style="normal" fo:font-weight="normal" officeooo:rsid="001ddefb" officeooo:paragraph-rsid="001ddefb" style:font-size-asian="8pt" style:font-size-complex="8pt"/>
    </style:style>
    <style:style style:name="T1" style:family="text">
      <style:text-properties officeooo:rsid="0014e395"/>
    </style:style>
    <style:style style:name="T2" style:family="text">
      <style:text-properties officeooo:rsid="00170775"/>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1fb340"/>
    </style:style>
    <style:style style:name="T5" style:family="text">
      <style:text-properties fo:font-variant="normal" fo:text-transform="none" fo:color="#000000" loext:opacity="100%" fo:letter-spacing="normal" fo:font-style="normal" fo:font-weight="normal" style:font-size-asian="8pt" style:font-size-complex="8pt"/>
    </style:style>
    <style:style style:name="T6" style:family="text">
      <style:text-properties fo:font-variant="normal" fo:text-transform="none" fo:color="#000000" loext:opacity="100%" fo:letter-spacing="normal" fo:font-style="normal" fo:font-weight="normal" officeooo:rsid="001fb340" style:font-size-asian="8pt" style:font-size-complex="8pt"/>
    </style:style>
    <style:style style:name="T7" style:family="text">
      <style:text-properties fo:font-variant="normal" fo:text-transform="none" fo:color="#000000" loext:opacity="100%" style:font-name="S hne" fo:letter-spacing="normal" fo:font-style="normal" fo:font-weight="normal"/>
    </style:style>
    <style:style style:name="T8" style:family="text">
      <style:text-properties fo:font-variant="normal" fo:text-transform="none" fo:color="#000000" loext:opacity="100%" style:font-name="S hne" fo:letter-spacing="normal" fo:font-style="normal" fo:font-weight="normal" officeooo:rsid="001fb340"/>
    </style:style>
    <style:style style:name="T9" style:family="text">
      <style:text-properties fo:font-variant="normal" fo:text-transform="none" fo:color="#000000" loext:opacity="100%" style:font-name="S hne" fo:letter-spacing="normal" fo:font-style="normal" fo:font-weight="normal" style:font-size-asian="8pt" style:font-size-complex="8pt"/>
    </style:style>
    <style:style style:name="T10" style:family="text">
      <style:text-properties fo:font-variant="normal" fo:text-transform="none" fo:color="#000000" loext:opacity="100%" style:font-name="S hne" fo:letter-spacing="normal" fo:font-style="normal" fo:font-weight="normal" officeooo:rsid="001fb340" style:font-size-asian="8pt" style:font-size-complex="8pt"/>
    </style:style>
    <style:style style:name="T11" style:family="text">
      <style:text-properties officeooo:rsid="001ddefb"/>
    </style:style>
    <style:style style:name="T12" style:family="text">
      <style:text-properties officeooo:rsid="001e3655"/>
    </style:style>
    <style:style style:name="T13" style:family="text">
      <style:text-properties officeooo:rsid="001fb340"/>
    </style:style>
    <style:style style:name="T14" style:family="text">
      <style:text-properties officeooo:rsid="001ddefb" style:font-size-asian="8pt" style:font-size-complex="8pt"/>
    </style:style>
    <style:style style:name="T15" style:family="text">
      <style:text-properties officeooo:rsid="001e3655" style:font-size-asian="8pt" style:font-size-complex="8pt"/>
    </style:style>
    <style:style style:name="T16" style:family="text">
      <style:text-properties officeooo:rsid="001fb340" style:font-size-asian="8pt" style:font-size-complex="8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text:start-value="3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5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Réalisation du Brief NetStream</text:p>
      <text:p text:style-name="P2"/>
      <text:p text:style-name="P2"/>
      <text:p text:style-name="P2"/>
      <text:p text:style-name="P8">Les étapes :</text:p>
      <text:p text:style-name="P2"/>
      <text:p text:style-name="P2">1) lecture du brief</text:p>
      <text:p text:style-name="P2"/>
      <text:p text:style-name="P2">2) création du repo Git/Github</text:p>
      <text:p text:style-name="P2"/>
      <text:p text:style-name="P2">3) création du container Docker :</text:p>
      <text:p text:style-name="P2">- création du docker compose via VS Code</text:p>
      <text:p text:style-name="P2">- démarrage du containers</text:p>
      <text:p text:style-name="P2"/>
      <text:p text:style-name="P2">4) Modélisation de la structure de données : Dictionnaire de données, MCD, MPD et MLD via Figma</text:p>
      <text:p text:style-name="P2"/>
      <text:p text:style-name="P2">5) Création de la BDD sur dbeaver-ce</text:p>
      <text:p text:style-name="P2"/>
      <text:p text:style-name="P2">6) Création des tables dans la base de données avec le langage PostgreSQL</text:p>
      <text:p text:style-name="P2"/>
      <text:p text:style-name="P2">7) Requête SQL</text:p>
      <text:p text:style-name="P2"/>
      <text:p text:style-name="P2"/>
      <text:p text:style-name="P8">Ressources apprentissage/recherche :</text:p>
      <text:p text:style-name="P2">- <text:span text:style-name="T13">Lecture de d</text:span>ocs, <text:span text:style-name="T11">cours/tutos </text:span>vidéo<text:span text:style-name="T11">s</text:span>, blog<text:span text:style-name="T11">s</text:span>, …</text:p>
      <text:p text:style-name="P2">- <text:span text:style-name="T1">Pair programming</text:span></text:p>
      <text:p text:style-name="P1">- Aide formateur, pratique</text:p>
      <text:p text:style-name="P1">- <text:span text:style-name="T2">Aide chatGPT</text:span></text:p>
      <text:p text:style-name="P1"/>
      <text:p text:style-name="P1"/>
      <text:p text:style-name="P10">Les outils :</text:p>
      <text:p text:style-name="P6">Git/Github</text:p>
      <text:p text:style-name="P6">VS Code</text:p>
      <text:p text:style-name="P6">Docker</text:p>
      <text:p text:style-name="P6">Figma</text:p>
      <text:p text:style-name="P6">dbearver-ce</text:p>
      <text:p text:style-name="P6">PostgreSQL</text:p>
      <text:p text:style-name="P1"/>
      <text:p text:style-name="P1"/>
      <text:p text:style-name="P9">Les difficultés rencontrés :</text:p>
      <text:p text:style-name="P4"/>
      <text:p text:style-name="P4">- Docker : <text:span text:style-name="T3">difficultés au démarrage lors de la création du fichier docker-compose.yml. </text:span><text:span text:style-name="T4">J’ai eu aussi</text:span><text:span text:style-name="T3"> plusieurs problèmes liés aux commandes Docker dans le terminal. Par exemple, il a </text:span><text:span text:style-name="T4">fallait que j</text:span><text:span text:style-name="T3">'ajouter 'sudo' avant 'docker', mais cette question a été résolue.</text:span></text:p>
      <text:p text:style-name="P4"/>
      <text:p text:style-name="P4">- M<text:span text:style-name="T12">éthodologie à revoir</text:span> : Méthode Merise comprise mais…</text:p>
      <text:p text:style-name="P12">Je n'ai pas revisité le brief (livrable) pour revoir les consignes, ce qui <text:span text:style-name="T12">m’</text:span>a conduit à une approche désordonnée des étapes de modélisation. <text:span text:style-name="T12">A</text:span>près avoir pris conscience de cela grâce aux conseils avisés de Yoan, nous avons pu réorganiser le processus en reprenant le dictionnaire de données, le MCD, le MPD et le MLD dans l'ordre correct.</text:p>
      <text:p text:style-name="P4"/>
      <text:p text:style-name="P5">- <text:span text:style-name="T12">Mauvaise pratique ! Je n’ai pas commité en temps et en heure !</text:span></text:p>
      <text:p text:style-name="P5"/>
      <text:p text:style-name="P11"><text:span text:style-name="T14">- </text:span><text:span text:style-name="T15">Recherche d’information : </text:span><text:span text:style-name="T16">D</text:span><text:span text:style-name="T5">ésorienté lorsqu'il s'agit de rechercher des informations, je peinais à déterminer les éléments à explorer. Avec la profusion parfois éparse de données, il était difficile de les relier à ma problématique. C'est </text:span><text:span text:style-name="T6">là</text:span><text:span text:style-name="T5"> que l'assistance du formateur </text:span><text:span text:style-name="T6">était d’un grand secours </text:span><text:span text:style-name="T5">et l</text:span><text:span text:style-name="T6">e</text:span><text:span text:style-name="T5"> pair programming </text:span><text:span text:style-name="T6">une grande force</text:span></text:p>
      <text:p text:style-name="P5"><text:span text:style-name="T12"><text:s/></text:span></text:p>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Google Sans Mono" svg:font-family="'Google Sans Mono',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0T20:31:57.196954474</meta:creation-date>
    <dc:date>2023-12-21T00:16:00.462822656</dc:date>
    <meta:editing-duration>PT8M18S</meta:editing-duration>
    <meta:editing-cycles>2</meta:editing-cycles>
    <meta:generator>LibreOffice/7.3.7.2$Linux_X86_64 LibreOffice_project/30$Build-2</meta:generator>
    <meta:document-statistic meta:table-count="0" meta:image-count="0" meta:object-count="0" meta:page-count="1" meta:paragraph-count="30" meta:word-count="282" meta:character-count="1696" meta:non-whitespace-character-count="1442"/>
  </office:meta>
</office:document-meta>
</file>